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onospace" svg:font-family="Monospace" style:font-pitch="fixed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eehive-title">
      <style:graphic-properties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eehive1-title">
      <style:graphic-properties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0.101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_31__5f_Beehive1-title">
      <style:graphic-properties fo:min-height="2.63cm" loext:decorative="false"/>
      <style:paragraph-properties style:writing-mode="lr-tb"/>
    </style:style>
    <style:style style:name="pr8" style:family="presentation" style:parent-style-name="_31__5f_Beehive1-outline1">
      <style:graphic-properties fo:min-height="9.135cm" loext:decorative="false"/>
      <style:paragraph-properties style:writing-mode="lr-tb"/>
    </style:style>
    <style:style style:name="pr9" style:family="presentation" style:parent-style-name="_31__5f_Beehi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text-properties style:font-name="Monospace"/>
    </style:style>
    <style:style style:name="P2" style:family="paragraph">
      <loext:graphic-properties draw:fill-color="#ffffff"/>
      <style:text-properties style:font-name="Monospace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374cm" fo:text-indent="0cm"/>
    </style:style>
    <style:style style:name="T1" style:family="text">
      <style:text-properties style:font-name="Monospac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 text:style-name="P1"><text:span text:style-name="T1">QB Networks</text:span>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<text:span text:style-name="T1">What does QB Networks mean ?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 presentation:user-transformed="true">
          <draw:text-box>
            <text:p text:style-name="P1"><text:span text:style-name="T1">QB Networks</text:span></text:p>
          </draw:text-box>
        </draw:frame>
        <draw:frame presentation:style-name="pr5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1"><text:span text:style-name="T1">A smart strategy for connecting many organizations while keeping their freedom to fork any project.</text:span></text:p>
              </text:list-item>
              <text:list-item>
                <text:p text:style-name="P1"><text:span text:style-name="T1">Free Software archive network</text:span></text:p>
              </text:list-item>
              <text:list-item>
                <text:p text:style-name="P1"><text:span text:style-name="T1">Free Software consciousness to stay independen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_31__5f_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 text:style-name="P4">QB Networks Q&amp;A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 text:style-name="P5">Email to : <text:a xlink:href="mailto:mertgor@qbnetworks.xyz" xlink:type="simple">mertgor@qbnetworks.xyz</text:a></text:p>
              </text:list-item>
              <text:list-item>
                <text:p text:style-name="P5">GPG Key ID : 0xCD9E83BD9F84F0AB</text:p>
              </text:list-item>
              <text:list-item>
                <text:p text:style-name="P5">This document is licensed under the terms of <text:a xlink:href="https://github.com/masscollabs/Creative-Commons-Markdown/blob/main/4.0/by-sa.markdown" xlink:type="simple">CC BY-SA 4.0</text:a><text:s/>or later licens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onospace" svg:font-family="Monospace" style:font-pitch="fixed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eehive1-background" style:display-name="1_Beehive1-background" style:family="presentation">
      <style:graphic-properties draw:stroke="none" draw:fill="none"/>
      <style:text-properties style:letter-kerning="true"/>
    </style:style>
    <style:style style:name="_31__5f_Beehive1-backgroundobjects" style:display-name="1_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_31__5f_Beehive1-notes" style:display-name="1_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ehive1-outline1" style:display-name="1_Beehive1-outline1" style:family="presentation">
      <style:graphic-properties draw:stroke="none" draw:fill="none" draw:auto-grow-height="false" draw:fit-to-size="false" style:shrink-to-fit="true">
        <text:list-style style:name="_31__5f_Beehive1-outline1" style:display-name="1_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Beehive1-outline2" style:display-name="1_Beehive1-outline2" style:family="presentation" style:parent-style-name="_31__5f_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_31__5f_Beehive1-outline3" style:display-name="1_Beehive1-outline3" style:family="presentation" style:parent-style-name="_31__5f_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1__5f_Beehive1-outline4" style:display-name="1_Beehive1-outline4" style:family="presentation" style:parent-style-name="_31__5f_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_31__5f_Beehive1-outline5" style:display-name="1_Beehive1-outline5" style:family="presentation" style:parent-style-name="_31__5f_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-outline6" style:display-name="1_Beehive1-outline6" style:family="presentation" style:parent-style-name="_31__5f_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-outline7" style:display-name="1_Beehive1-outline7" style:family="presentation" style:parent-style-name="_31__5f_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-outline8" style:display-name="1_Beehive1-outline8" style:family="presentation" style:parent-style-name="_31__5f_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-outline9" style:display-name="1_Beehive1-outline9" style:family="presentation" style:parent-style-name="_31__5f_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-subtitle" style:display-name="1_Beehive1-subtitle" style:family="presentation">
      <style:graphic-properties draw:stroke="none" draw:fill="none" draw:textarea-vertical-align="middle">
        <text:list-style style:name="_31__5f_Beehive1-subtitle" style:display-name="1_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ehive1-title" style:display-name="1_Beehive1-title" style:family="presentation">
      <style:graphic-properties draw:stroke="none" draw:fill="none" draw:textarea-vertical-align="middle">
        <text:list-style style:name="_31__5f_Beehive1-title" style:display-name="1_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6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951cm" fo:min-width="1.951cm" fo:wrap-option="wrap" loext:decorative="false"/>
    </style:style>
    <style:style style:name="Mgr7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951cm" fo:min-width="1.9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_31__5f_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_31__5f_Beehive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_31__5f_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eehi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presentation:date-time/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presentation:footer/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Beehive1" style:display-name="1_Beehi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_31__5f_Beehive1-title" draw:layer="backgroundobjects" svg:width="25.199cm" svg:height="2.63cm" svg:x="1.4cm" svg:y="0.627cm" presentation:class="title" presentation:placeholder="true">
        <draw:text-box/>
      </draw:frame>
      <draw:frame presentation:style-name="_31__5f_Beehive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_31__5f_Beehive1-title" draw:layer="backgroundobjects" svg:width="17cm" svg:height="9.56cm" svg:x="2cm" svg:y="2.5cm" presentation:class="page"/>
        <draw:frame presentation:style-name="_31__5f_Beehiv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9T16:07:51.711230082</meta:creation-date>
    <dc:description>This work is licensed under a Creative Commons 0 License.
It makes use of the works of kka_libo_design@ashisuto.co.jp.</dc:description>
    <meta:generator>LibreOffice/25.8.4.2$Linux_X86_64 LibreOffice_project/580$Build-2</meta:generator>
    <dc:title>Beehive</dc:title>
    <meta:editing-duration>PT5M51S</meta:editing-duration>
    <meta:editing-cycles>11</meta:editing-cycles>
    <dc:date>2026-01-29T16:13:48.200679181</dc:date>
    <meta:document-statistic meta:object-count="191"/>
  </office:meta>
</office:document-meta>
</file>